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en" fo:country="GB" officeooo:rsid="0005dc37" officeooo:paragraph-rsid="0005dc37"/>
    </style:style>
    <style:style style:name="P2" style:family="paragraph" style:parent-style-name="Standard">
      <style:paragraph-properties fo:text-align="justify" style:justify-single-word="false"/>
      <style:text-properties style:font-name="Arial" fo:language="en" fo:country="GB" officeooo:rsid="000883af" officeooo:paragraph-rsid="000883af"/>
    </style:style>
    <style:style style:name="P3" style:family="paragraph" style:parent-style-name="Standard">
      <style:paragraph-properties fo:text-align="center" style:justify-single-word="false"/>
      <style:text-properties style:font-name="Arial" fo:language="en" fo:country="GB" officeooo:rsid="000883af" officeooo:paragraph-rsid="0005dc37"/>
    </style:style>
    <style:style style:name="P4" style:family="paragraph" style:parent-style-name="Standard">
      <style:paragraph-properties fo:text-align="justify" style:justify-single-word="false"/>
      <style:text-properties style:font-name="Arial" fo:language="en" fo:country="GB" officeooo:rsid="00110f66" officeooo:paragraph-rsid="00110f66"/>
    </style:style>
    <style:style style:name="P5" style:family="paragraph" style:parent-style-name="Standard">
      <style:paragraph-properties fo:text-align="justify" style:justify-single-word="false"/>
      <style:text-properties style:font-name="Arial" fo:language="en" fo:country="GB" officeooo:rsid="00176381" officeooo:paragraph-rsid="00176381"/>
    </style:style>
    <style:style style:name="P6" style:family="paragraph" style:parent-style-name="Standard">
      <style:paragraph-properties fo:text-align="center" style:justify-single-word="false"/>
      <style:text-properties style:font-name="Arial Black" fo:language="en" fo:country="GB" officeooo:rsid="0005dc37" officeooo:paragraph-rsid="0005dc37"/>
    </style:style>
    <style:style style:name="P7" style:family="paragraph" style:parent-style-name="Standard">
      <style:paragraph-properties fo:text-align="start" style:justify-single-word="false"/>
      <style:text-properties style:font-name="Arial" fo:language="en" fo:country="GB" fo:font-weight="bold" officeooo:rsid="0015079c" officeooo:paragraph-rsid="000cb069" style:font-weight-asian="bold" style:font-weight-complex="bold"/>
    </style:style>
    <style:style style:name="P8" style:family="paragraph" style:parent-style-name="Standard">
      <style:text-properties style:font-name="Arial" fo:font-weight="bold" officeooo:rsid="00142f89" officeooo:paragraph-rsid="000cb069" style:font-weight-asian="bold" style:font-weight-complex="bold"/>
    </style:style>
    <style:style style:name="T1" style:family="text">
      <style:text-properties officeooo:rsid="0006b039"/>
    </style:style>
    <style:style style:name="T2" style:family="text">
      <style:text-properties officeooo:rsid="000a3aba"/>
    </style:style>
    <style:style style:name="T3" style:family="text">
      <style:text-properties officeooo:rsid="000c26a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2f89" style:font-weight-asian="normal" style:font-weight-complex="normal"/>
    </style:style>
    <style:style style:name="T6" style:family="text">
      <style:text-properties fo:font-weight="normal" officeooo:rsid="000cb069" style:font-weight-asian="normal" style:font-weight-complex="normal"/>
    </style:style>
    <style:style style:name="T7" style:family="text">
      <style:text-properties officeooo:rsid="000ea99d"/>
    </style:style>
    <style:style style:name="T8" style:family="text">
      <style:text-properties officeooo:rsid="00109a7f"/>
    </style:style>
    <style:style style:name="T9" style:family="text">
      <style:text-properties officeooo:rsid="0011ea8e"/>
    </style:style>
    <style:style style:name="T10" style:family="text">
      <style:text-properties officeooo:rsid="001448c2"/>
    </style:style>
    <style:style style:name="T11" style:family="text">
      <style:text-properties officeooo:rsid="0014d28e"/>
    </style:style>
    <style:style style:name="T12" style:family="text">
      <style:text-properties officeooo:rsid="0015ae92"/>
    </style:style>
    <style:style style:name="T13" style:family="text">
      <style:text-properties officeooo:rsid="0015dab6"/>
    </style:style>
    <style:style style:name="T14" style:family="text">
      <style:text-properties officeooo:rsid="00167a10"/>
    </style:style>
    <style:style style:name="T15" style:family="text">
      <style:text-properties officeooo:rsid="0016d9af"/>
    </style:style>
    <style:style style:name="T16" style:family="text">
      <style:text-properties officeooo:rsid="00176381"/>
    </style:style>
    <style:style style:name="T17" style:family="text">
      <style:text-properties officeooo:rsid="0017a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udent:<text:span text:style-name="T4"> Kevin Zamora Amela </text:span></text:p>
      <text:p text:style-name="P7">Subject:<text:span text:style-name="T5"> </text:span><text:span text:style-name="T4">English </text:span><text:span text:style-name="T6">1</text:span><text:span text:style-name="T4"> (DAM)</text:span></text:p>
      <text:p text:style-name="P3"/>
      <text:p text:style-name="P6">Could artificial intelligence <text:span text:style-name="T1">get eradicate our humanity?</text:span></text:p>
      <text:p text:style-name="P1"/>
      <text:p text:style-name="P2">As a junior software developer, I strongly consider <text:s/><text:span text:style-name="T3">this</text:span> amazing <text:span text:style-name="T3">and</text:span> emerging technology could suppose a huge <text:span text:style-name="T7">hazard</text:span> for us and also to preserve our survivalism. <text:span text:style-name="T2">We must act as soon as possible and get abolish the frenetic and decontrolled development <text:s/>it is already getting. </text:span><text:span text:style-name="T8">And there are several </text:span><text:span text:style-name="T13">to support </text:span><text:span text:style-name="T8">my </text:span><text:span text:style-name="T9">mere opinion</text:span><text:span text:style-name="T8">.</text:span></text:p>
      <text:p text:style-name="P1"/>
      <text:p text:style-name="P4">First and foremost, a Japanese research has discovered recently <text:s/>the AI application <text:s/>they are currently developing has already been able to modify its own font code <text:span text:style-name="T11">without any help and</text:span> get avoid <text:span text:style-name="T11">the</text:span> restrictions and limitations <text:span text:style-name="T10">imposed previously from our part</text:span>. <text:span text:style-name="T12">At the same time, this type of technology involuntarily contributes to reduce our own mental capacity </text:span><text:span text:style-name="T16">and it goes worst.</text:span></text:p>
      <text:p text:style-name="P4"/>
      <text:p text:style-name="P5">In conclusion and finally, we need to be correct this trend and <text:span text:style-name="T17">to that,</text:span> we must think more <text:span text:style-name="T17">and better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3:53:17.860563932</meta:creation-date>
    <dc:date>2024-11-20T00:09:31.318354706</dc:date>
    <meta:editing-duration>PT1H46M4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50" meta:character-count="921" meta:non-whitespace-character-count="772"/>
  </office:meta>
</office:document-meta>
</file>